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177510934E01C58097.png" manifest:media-type="image/png"/>
  <manifest:file-entry manifest:full-path="Pictures/100000010000030E0000017F173C51668A3577C9.png" manifest:media-type="image/png"/>
  <manifest:file-entry manifest:full-path="Pictures/10000000000003C0000005000C31FFBC95BD2D6D.jpg" manifest:media-type="image/jpeg"/>
  <manifest:file-entry manifest:full-path="Pictures/1000000100000217000002223BCD3965FAE407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4ae" officeooo:paragraph-rsid="001df4ae"/>
    </style:style>
    <style:style style:name="P2" style:family="paragraph" style:parent-style-name="Standard">
      <style:text-properties officeooo:rsid="001df4ae" officeooo:paragraph-rsid="001df4ae"/>
    </style:style>
    <style:style style:name="T1" style:family="text">
      <style:text-properties officeooo:rsid="0024c7b0"/>
    </style:style>
    <style:style style:name="T2" style:family="text">
      <style:text-properties officeooo:rsid="00258b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mad Sharif</text:p>
      <text:p text:style-name="P1"><text:a xlink:type="simple" xlink:href="mailto:ahmad.sharif@tuni.fi" text:style-name="Internet_20_link" text:visited-style-name="Visited_20_Internet_20_Link">ahmad.sharif@tuni.fi</text:a></text:p>
      <text:p text:style-name="P1">K436765</text:p>
      <text:p text:style-name="P1"/>
      <text:p text:style-name="P1"/>
      <text:p text:style-name="P1"/>
      <text:p text:style-name="P1"/>
      <text:p text:style-name="P1"><draw:frame draw:style-name="fr2" draw:name="Image2" text:anchor-type="char" svg:x="0.4484in" svg:y="0.0846in" svg:width="5.5728in" svg:height="5.6874in" draw:z-index="0"><draw:image xlink:href="Pictures/1000000100000217000002223BCD3965FAE407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width="6.6929in" svg:height="8.9236in" draw:z-index="3"><draw:image xlink:href="Pictures/10000000000003C0000005000C31FFBC95BD2D6D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</text:p>
      <text:p text:style-name="P1"><text:line-break/><text:line-break/><draw:frame draw:style-name="fr2" draw:name="Image3" text:anchor-type="char" svg:x="0.0256in" svg:y="0.4437in" svg:width="6.6929in" svg:height="3.278in" draw:z-index="1"><draw:image xlink:href="Pictures/100000010000030E0000017F173C51668A3577C9.png" xlink:type="simple" xlink:show="embed" xlink:actuate="onLoad" draw:mime-type="image/png"/></draw:frame><text:line-break/><text:line-break/><text:line-break/><text:line-break/><draw:frame draw:style-name="fr2" draw:name="Image1" text:anchor-type="char" svg:x="0.061in" svg:y="4.5717in" svg:width="6.6929in" svg:height="2.2772in" draw:z-index="2"><draw:image xlink:href="Pictures/1000000100000334000001177510934E01C58097.png" xlink:type="simple" xlink:show="embed" xlink:actuate="onLoad" draw:mime-type="image/png"/></draw:frame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4:34:30.447338665</meta:creation-date>
    <dc:date>2024-03-16T14:59:15.230000929</dc:date>
    <meta:editing-duration>PT22M54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3" meta:paragraph-count="4" meta:word-count="4" meta:character-count="49" meta:non-whitespace-character-count="38"/>
  </office:meta>
</office:document-meta>
</file>